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fo:min-height="2.222cm" fo:min-width="4.396cm" fo:wrap-option="no-wrap"/>
    </style:style>
    <style:style style:name="gr2" style:family="graphic" style:parent-style-name="standard">
      <style:graphic-properties draw:fill-color="#ffffff" draw:textarea-horizontal-align="justify" draw:textarea-vertical-align="middle" draw:auto-grow-height="false" fo:min-height="1.814cm" fo:min-width="7.025cm"/>
    </style:style>
    <style:style style:name="gr3" style:family="graphic" style:parent-style-name="standard">
      <style:graphic-properties draw:marker-start="Arrow" draw:marker-start-width="0.3cm" draw:marker-end="Arrow" draw:marker-end-width="0.3cm" draw:textarea-vertical-align="middle"/>
    </style:style>
    <style:style style:name="gr4" style:family="graphic" style:parent-style-name="standard">
      <style:graphic-properties draw:fill-color="#ffffff" draw:textarea-horizontal-align="justify" draw:textarea-vertical-align="top" draw:auto-grow-height="false" fo:min-height="2.73cm" fo:min-width="6.29cm"/>
    </style:style>
    <style:style style:name="gr5" style:family="graphic" style:parent-style-name="standard">
      <style:graphic-properties draw:fill-color="#ffffff" draw:textarea-horizontal-align="justify" draw:textarea-vertical-align="middle" draw:auto-grow-height="false" fo:min-height="0.783cm" fo:min-width="3.962cm"/>
    </style:style>
    <style:style style:name="gr6" style:family="graphic" style:parent-style-name="standard">
      <style:graphic-properties draw:fill-color="#ffff99" draw:textarea-horizontal-align="justify" draw:textarea-vertical-align="middle" draw:auto-grow-height="false" fo:min-height="3.075cm" fo:min-width="4.603cm"/>
    </style:style>
    <style:style style:name="P1" style:family="paragraph">
      <style:paragraph-properties fo:text-align="center"/>
    </style:style>
    <style:style style:name="P2" style:family="paragraph">
      <loext:graphic-properties draw:fill-color="#ffffff"/>
      <style:paragraph-properties fo:text-align="center"/>
    </style:style>
    <style:style style:name="P3" style:family="paragraph">
      <style:paragraph-properties fo:text-align="center"/>
      <style:text-properties fo:font-size="14pt" style:font-size-asian="14pt" style:font-size-complex="14pt"/>
    </style:style>
    <style:style style:name="P4" style:family="paragraph">
      <loext:graphic-properties draw:fill-color="#ffffff"/>
      <style:paragraph-properties fo:text-align="center"/>
      <style:text-properties fo:font-size="14pt" style:font-size-asian="14pt" style:font-size-complex="14pt"/>
    </style:style>
    <style:style style:name="P5" style:family="paragraph">
      <loext:graphic-properties draw:fill-color="#ffff99"/>
      <style:paragraph-properties fo:text-align="center"/>
    </style:style>
    <style:style style:name="T1" style:family="text">
      <style:text-properties fo:font-size="14pt" style:font-size-asian="14pt" style:font-size-complex="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7.493cm" svg:height="3.81cm" svg:x="7.223cm" svg:y="6.885cm">
          <text:p text:style-name="P1">ETCD key-value</text:p>
          <text:p text:style-name="P1">store</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 draw:text-style-name="P2" draw:layer="layout" svg:width="7.747cm" svg:height="2.286cm" svg:x="7.238cm" svg:y="2.778cm">
          <text:p text:style-name="P1">Control / Monitoring</text:p>
          <text:p text:style-name="P1">Process(es)</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 draw:text-style-name="P1" draw:layer="layout" svg:x1="11.16cm" svg:y1="5.064cm" svg:x2="11.16cm" svg:y2="7.096cm">
          <text:p/>
        </draw:line>
        <draw:custom-shape draw:style-name="gr4" draw:text-style-name="P4" draw:layer="layout" svg:width="7.112cm" svg:height="3.302cm" svg:x="3.413cm" svg:y="12.557cm">
          <text:p text:style-name="P3"><text:span text:style-name="T1">Snap2FengineEtcdClien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4" draw:layer="layout" svg:width="4.572cm" svg:height="1.143cm" svg:x="4.683cm" svg:y="13.954cm">
          <text:p text:style-name="P3"><text:span text:style-name="T1">Snap2Fengin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5" draw:layer="layout" svg:width="5.461cm" svg:height="3.683cm" svg:x="12.811cm" svg:y="12.43cm">
          <text:p text:style-name="P1">SNAP2</text:p>
          <text:p text:style-name="P1">FPGA</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 draw:text-style-name="P1" draw:layer="layout" svg:x1="8.366cm" svg:y1="10.017cm" svg:x2="7.223cm" svg:y2="12.557cm">
          <text:p/>
        </draw:line>
        <draw:line draw:style-name="gr3" draw:text-style-name="P1" draw:layer="layout" svg:x1="12.811cm" svg:y1="14.589cm" svg:x2="9.255cm" svg:y2="14.589cm">
          <text:p/>
        </draw:lin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1-04-10T04:25:30.485234781</meta:creation-date>
    <dc:date>2021-04-10T04:35:49.825260997</dc:date>
    <meta:editing-duration>PT9S</meta:editing-duration>
    <meta:editing-cycles>1</meta:editing-cycles>
    <meta:document-statistic meta:object-count="8"/>
    <meta:generator>LibreOffice/5.1.6.2$Linux_X86_64 LibreOffice_project/10m0$Build-2</meta:generator>
  </office:meta>
</office:document-meta>
</file>